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43cm"/>
    </style:style>
    <style:style style:name="co7" style:family="table-column">
      <style:table-column-properties fo:break-before="auto" style:column-width="2.037cm"/>
    </style:style>
    <style:style style:name="co13" style:family="table-column">
      <style:table-column-properties fo:break-before="auto" style:column-width="3.201cm"/>
    </style:style>
    <style:style style:name="co4" style:family="table-column">
      <style:table-column-properties fo:break-before="auto" style:column-width="5.186cm"/>
    </style:style>
    <style:style style:name="co5" style:family="table-column">
      <style:table-column-properties fo:break-before="auto" style:column-width="5.874cm"/>
    </style:style>
    <style:style style:name="co8" style:family="table-column">
      <style:table-column-properties fo:break-before="auto" style:column-width="9.816cm"/>
    </style:style>
    <style:style style:name="co9" style:family="table-column">
      <style:table-column-properties fo:break-before="auto" style:column-width="6.615cm"/>
    </style:style>
    <style:style style:name="co10" style:family="table-column">
      <style:table-column-properties fo:break-before="auto" style:column-width="2.267cm"/>
    </style:style>
    <style:style style:name="co11" style:family="table-column">
      <style:table-column-properties fo:break-before="auto" style:column-width="7.197cm"/>
    </style:style>
    <style:style style:name="co12" style:family="table-column">
      <style:table-column-properties fo:break-before="auto" style:column-width="8.625cm"/>
    </style:style>
    <style:style style:name="co14" style:family="table-column">
      <style:table-column-properties fo:break-before="auto" style:column-width="7.832cm"/>
    </style:style>
    <style:style style:name="co15" style:family="table-column">
      <style:table-column-properties fo:break-before="auto" style:column-width="8.493cm"/>
    </style:style>
    <style:style style:name="ro2" style:family="table-row">
      <style:table-row-properties style:row-height="0.45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0.453cm" fo:break-before="auto" style:use-optimal-row-height="true"/>
    </style:style>
    <style:style style:name="ta3" style:family="table" style:master-page-name="PageStyle_5f_Sheet3">
      <style:table-properties table:display="true" style:writing-mode="lr-tb"/>
    </style:style>
    <style:style style:name="ta2" style:family="table" style:master-page-name="PageStyle_5f_Skills">
      <style:table-properties table:display="true" style:writing-mode="lr-tb"/>
    </style:style>
    <style:style style:name="ta4" style:family="table" style:master-page-name="PageStyle_5f_Rules">
      <style:table-properties table:display="true" style:writing-mode="lr-tb"/>
    </style:style>
    <style:style style:name="ce30"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fo:border-bottom="none" fo:background-color="#ff3300" style:text-align-source="fix" style:repeat-content="false" fo:wrap-option="wrap" fo:border-left="0.002cm solid #000000" fo:border-right="0.002cm solid #000000" fo:border-top="0.002cm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fo:border-bottom="none" fo:background-color="#ff3300" style:text-align-source="fix" style:repeat-content="false" fo:wrap-option="wrap" fo:border-left="0.002cm solid #000000" fo:border-right="0.002cm solid #000000" fo:border-top="0.002cm solid #000000" style:vertical-align="middle"/>
      <style:paragraph-properties fo:text-align="start" fo:margin-left="0cm"/>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3300" style:text-align-source="fix" style:repeat-content="false" fo:wrap-option="wrap"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fix" style:repeat-content="false" fo:wrap-option="wrap"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073763" style:vertical-align="bottom"/>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office:automatic-styles>
  <office:body>
    <office:spreadsheet>
      <table:table table:name="Skills" table:style-name="ta2" table:print="false">
        <office:forms form:automatic-focus="false" form:apply-design-mode="false"/>
        <table:table-column table:style-name="co4" table:default-cell-style-name="ce3"/>
        <table:table-column table:style-name="co5" table:default-cell-style-name="ce3"/>
        <table:table-column table:style-name="co8" table:default-cell-style-name="ce5"/>
        <table:table-column table:style-name="co9" table:default-cell-style-name="ce3"/>
        <table:table-column table:style-name="co6" table:number-columns-repeated="10" table:default-cell-style-name="ce7"/>
        <table:table-column table:style-name="co7" table:number-columns-repeated="12" table:default-cell-style-name="ce7"/>
        <table:table-column table:style-name="co13" table:number-columns-repeated="230" table:default-cell-style-name="Default"/>
        <table:table-row table:style-name="ro3">
          <table:table-cell table:style-name="ce2" office:value-type="string">
            <text:p>Category</text:p>
          </table:table-cell>
          <table:table-cell table:style-name="ce2" office:value-type="string">
            <text:p>Title</text:p>
          </table:table-cell>
          <table:table-cell table:style-name="ce4" office:value-type="string">
            <text:p>Effect</text:p>
          </table:table-cell>
          <table:table-cell table:style-name="ce2" office:value-type="string">
            <text:p>Price</text:p>
          </table:table-cell>
          <table:table-cell table:style-name="ce6" table:number-columns-repeated="22"/>
          <table:table-cell table:number-columns-repeated="230"/>
        </table:table-row>
        <table:table-row table:style-name="ro4">
          <table:table-cell/>
          <table:table-cell office:value-type="string">
            <text:p>Cheval de Troie</text:p>
          </table:table-cell>
          <table:table-cell office:value-type="string">
            <text:p>Si la carte est attaquante, celle-ci est remplacée par les deux premières cartes de la réserve. Les pouvoirs de ces cartes ne sont pas actifs.</text:p>
          </table:table-cell>
          <table:table-cell office:value-type="string">
            <text:p>VC+(20-VC)/2</text:p>
          </table:table-cell>
          <table:table-cell table:number-columns-repeated="252"/>
        </table:table-row>
        <table:table-row table:style-name="ro4">
          <table:table-cell/>
          <table:table-cell office:value-type="string">
            <text:p>Mine de rien</text:p>
          </table:table-cell>
          <table:table-cell office:value-type="string">
            <text:p>La carte semble moins forte qu'elle ne l'est (une carte de puissance rouge apparait comme orange, et une orange apparait jaune)</text:p>
          </table:table-cell>
          <table:table-cell office:value-type="string">
            <text:p>VC+6</text:p>
          </table:table-cell>
          <table:table-cell table:number-columns-repeated="252"/>
        </table:table-row>
        <table:table-row table:style-name="ro5">
          <table:table-cell/>
          <table:table-cell office:value-type="string">
            <text:p>Pas si fort que ça</text:p>
          </table:table-cell>
          <table:table-cell office:value-type="string">
            <text:p>La carte semble plus forte qu'elle ne l'est vraiment (une carte jaune apparait orange, une orange apparait rouge)</text:p>
          </table:table-cell>
          <table:table-cell office:value-type="string">
            <text:p>VC+6</text:p>
          </table:table-cell>
          <table:table-cell table:number-columns-repeated="252"/>
        </table:table-row>
        <table:table-row table:style-name="ro3">
          <table:table-cell/>
          <table:table-cell office:value-type="string">
            <text:p>Commandant</text:p>
          </table:table-cell>
          <table:table-cell office:value-type="string">
            <text:p>La carte ne bloque pas les cartes qu'elle touche</text:p>
          </table:table-cell>
          <table:table-cell office:value-type="string">
            <text:p>VC+4</text:p>
          </table:table-cell>
          <table:table-cell table:number-columns-repeated="252"/>
        </table:table-row>
        <table:table-row table:style-name="ro6">
          <table:table-cell/>
          <table:table-cell office:value-type="string">
            <text:p>Besoin de soutien</text:p>
          </table:table-cell>
          <table:table-cell office:value-type="string">
            <text:p>La première carte de la réserve est ajoutée au combat face cachée. Elle est considérée comme ayant une valeur de 6/6. En cas de défaite elle est capturée avec la carte d'origine.</text:p>
          </table:table-cell>
          <table:table-cell office:value-type="string">
            <text:p>VC-6</text:p>
          </table:table-cell>
          <table:table-cell table:number-columns-repeated="252"/>
        </table:table-row>
        <table:table-row table:style-name="ro5">
          <table:table-cell/>
          <table:table-cell office:value-type="string">
            <text:p>Métamorphose</text:p>
          </table:table-cell>
          <table:table-cell office:value-type="string">
            <text:p>La carte est remplacée par une carte de la réserve. Les pouvoirs de cette carte sont actifs.</text:p>
          </table:table-cell>
          <table:table-cell office:value-type="string">
            <text:p>VC+(20-VC)/2</text:p>
          </table:table-cell>
          <table:table-cell table:number-columns-repeated="252"/>
        </table:table-row>
        <table:table-row table:style-name="ro4">
          <table:table-cell/>
          <table:table-cell office:value-type="string">
            <text:p>Révélation</text:p>
          </table:table-cell>
          <table:table-cell office:value-type="string">
            <text:p>En cas de victoire, cette carte reste sur le côté pendant 3 tours. Pendant ce temps, les pouvoirs "Mine de rien" et "Pas si fort que ça " sont inactifs.</text:p>
          </table:table-cell>
          <table:table-cell office:value-type="string">
            <text:p>VC+6</text:p>
          </table:table-cell>
          <table:table-cell table:number-columns-repeated="252"/>
        </table:table-row>
        <table:table-row table:style-name="ro4">
          <table:table-cell/>
          <table:table-cell office:value-type="string">
            <text:p>Soutien</text:p>
          </table:table-cell>
          <table:table-cell office:value-type="string">
            <text:p>En cas de victoire, cette carte reste sur le côté au prochain tour, et ajoute la moitié de sa valeur de Défense à la prochaine carte</text:p>
          </table:table-cell>
          <table:table-cell office:value-type="string">
            <text:p>VC + DEF/4</text:p>
          </table:table-cell>
          <table:table-cell table:number-columns-repeated="252"/>
        </table:table-row>
        <table:table-row table:style-name="ro4">
          <table:table-cell/>
          <table:table-cell office:value-type="string">
            <text:p>Coup critique</text:p>
          </table:table-cell>
          <table:table-cell office:value-type="string">
            <text:p>Si la carte est attaquante, la défense de l'adversaire est diminuée de moitié. De plus, les pouvoirs "Fuite", "Esquive" et "Indestructible" sont inactifs.</text:p>
          </table:table-cell>
          <table:table-cell office:value-type="string">
            <text:p>VC+ATT/2</text:p>
          </table:table-cell>
          <table:table-cell table:number-columns-repeated="252"/>
        </table:table-row>
        <table:table-row table:style-name="ro5">
          <table:table-cell/>
          <table:table-cell office:value-type="string">
            <text:p>Riposte</text:p>
          </table:table-cell>
          <table:table-cell office:value-type="string">
            <text:p>Si la carte défend, elle ajoute sa pleine valeur d'attaque à sa valeur de défense.</text:p>
          </table:table-cell>
          <table:table-cell office:value-type="string">
            <text:p>VC+ATT/4</text:p>
          </table:table-cell>
          <table:table-cell table:number-columns-repeated="252"/>
        </table:table-row>
        <table:table-row table:style-name="ro5">
          <table:table-cell/>
          <table:table-cell office:value-type="string">
            <text:p>Fuite</text:p>
          </table:table-cell>
          <table:table-cell office:value-type="string">
            <text:p>En cas de défaite, cette carte n'est pas capturée et est mise de côté.</text:p>
          </table:table-cell>
          <table:table-cell office:value-type="string">
            <text:p>VC*1,5</text:p>
          </table:table-cell>
          <table:table-cell table:number-columns-repeated="252"/>
        </table:table-row>
        <table:table-row table:style-name="ro7">
          <table:table-cell/>
          <table:table-cell office:value-type="string">
            <text:p>Protection</text:p>
          </table:table-cell>
          <table:table-cell office:value-type="string">
            <text:p>Si le joueur défend, cette carte est mise sur le côté et remplacée par une carte de la réserve, dont les pouvoirs sont inactifs. La moitié de la DEF est ajouté à la valeur de combat de la nouvelle carte.</text:p>
            <text:p>Cette carte reste sur le côté tant que le joueur ne perd pas. Elle est capturée avec l'autre carte en cas de défaite.</text:p>
          </table:table-cell>
          <table:table-cell office:value-type="string">
            <text:p>VC + DEF/2</text:p>
          </table:table-cell>
          <table:table-cell table:number-columns-repeated="252"/>
        </table:table-row>
        <table:table-row table:style-name="ro5">
          <table:table-cell/>
          <table:table-cell office:value-type="string">
            <text:p>Divination</text:p>
          </table:table-cell>
          <table:table-cell office:value-type="string">
            <text:p>En cas de victoire, l'adversaire devra jouer sa prochaine carte en premier et face visble.</text:p>
          </table:table-cell>
          <table:table-cell office:value-type="string">
            <text:p>VC+10</text:p>
          </table:table-cell>
          <table:table-cell table:number-columns-repeated="252"/>
        </table:table-row>
        <table:table-row table:style-name="ro4">
          <table:table-cell/>
          <table:table-cell office:value-type="string">
            <text:p>Bataille épique</text:p>
          </table:table-cell>
          <table:table-cell office:value-type="string">
            <text:p>L'attaquant puis le défenseur rajoute chacun une carte de leur pyramide à la bataille en cours. Les pouvoirs sont actifs et résolus normalement.</text:p>
          </table:table-cell>
          <table:table-cell office:value-type="string">
            <text:p>VC+8</text:p>
          </table:table-cell>
          <table:table-cell table:number-columns-repeated="252"/>
        </table:table-row>
        <table:table-row table:style-name="ro3">
          <table:table-cell/>
          <table:table-cell office:value-type="string">
            <text:p>Annihilation de pouvoir</text:p>
          </table:table-cell>
          <table:table-cell office:value-type="string">
            <text:p>Les pouvoirs de la carte adverse sont inactifs</text:p>
          </table:table-cell>
          <table:table-cell office:value-type="string">
            <text:p>VC*1,25</text:p>
          </table:table-cell>
          <table:table-cell table:number-columns-repeated="252"/>
        </table:table-row>
        <table:table-row table:style-name="ro5">
          <table:table-cell/>
          <table:table-cell office:value-type="string">
            <text:p>Anticipation</text:p>
          </table:table-cell>
          <table:table-cell office:value-type="string">
            <text:p>En cas de victoire, l'adversaire jouera sa carte en premier au prochain tour.</text:p>
          </table:table-cell>
          <table:table-cell office:value-type="string">
            <text:p>VC+6</text:p>
          </table:table-cell>
          <table:table-cell table:number-columns-repeated="252"/>
        </table:table-row>
        <table:table-row table:style-name="ro8">
          <table:table-cell/>
          <table:table-cell office:value-type="string">
            <text:p>Espion</text:p>
          </table:table-cell>
          <table:table-cell office:value-type="string">
            <text:p>Si le joueur attaque, et qu'il gagne ou ne perd pas de plus de 10 points le combat, il peut décider de laisser son espion se faire capturer. </text:p>
            <text:p>En retour, il pourra regarder deux des cartes actuellement disponibles de l'adversaire</text:p>
          </table:table-cell>
          <table:table-cell office:value-type="string">
            <text:p>VC+(30-VC)/2</text:p>
          </table:table-cell>
          <table:table-cell table:number-columns-repeated="252"/>
        </table:table-row>
        <table:table-row table:style-name="ro8" table:number-rows-repeated="981">
          <table:table-cell table:number-columns-repeated="256"/>
        </table:table-row>
        <table:table-row table:style-name="ro8">
          <table:table-cell table:number-columns-repeated="256"/>
        </table:table-row>
      </table:table>
      <table:table table:name="Rules" table:style-name="ta4" table:print="false">
        <office:forms form:automatic-focus="false" form:apply-design-mode="false"/>
        <table:table-column table:style-name="co11" table:default-cell-style-name="ce30"/>
        <table:table-column table:style-name="co12" table:default-cell-style-name="ce30"/>
        <table:table-column table:style-name="co14" table:default-cell-style-name="ce30"/>
        <table:table-column table:style-name="co15" table:default-cell-style-name="ce30"/>
        <table:table-column table:style-name="co6" table:number-columns-repeated="6" table:default-cell-style-name="ce30"/>
        <table:table-column table:style-name="co7" table:number-columns-repeated="16" table:default-cell-style-name="ce30"/>
        <table:table-column table:style-name="co13" table:number-columns-repeated="230" table:default-cell-style-name="Default"/>
        <table:table-row table:style-name="ro9">
          <table:table-cell table:style-name="ce8" office:value-type="string">
            <text:p>Principe du jeu</text:p>
          </table:table-cell>
          <table:table-cell table:number-columns-repeated="255"/>
        </table:table-row>
        <table:table-row table:style-name="ro3">
          <table:table-cell table:style-name="ce9" office:value-type="string">
            <text:p>Le jeu consiste à faire s'affronter des cartes (habituellement, une de chaque joueur), comparer les valeurs de combats, et prendre en compte les skills éventuelles, afin de déterminer laquelle remporte le combat. La carte perdante est alors faite prisonnière et rejoint le tas de cartes prisonnières du joueur vainqueur de l'affrontement.</text:p>
          </table:table-cell>
          <table:table-cell table:number-columns-repeated="255"/>
        </table:table-row>
        <table:table-row table:style-name="ro9">
          <table:table-cell table:style-name="ce9" office:value-type="string">
            <text:p>A la fin d'un match, chaque joueur comptabilise le total de points de victoire que représente chacune des cartes qu'il a faite prisonnière. Le joueur avec le plus de points remporte ce match.</text:p>
          </table:table-cell>
          <table:table-cell table:number-columns-repeated="255"/>
        </table:table-row>
        <table:table-row table:style-name="ro9">
          <table:table-cell table:style-name="ce9" office:value-type="string">
            <text:p>Une confrontation se joue en 2 matchs gagnants. Entre chaque match, les cartes défaussées sont récupérées, mais pas les cartes prisonnières.</text:p>
          </table:table-cell>
          <table:table-cell table:number-columns-repeated="255"/>
        </table:table-row>
        <table:table-row table:style-name="ro9">
          <table:table-cell table:style-name="ce8" office:value-type="string">
            <text:p>Mise en place</text:p>
          </table:table-cell>
          <table:table-cell table:number-columns-repeated="255"/>
        </table:table-row>
        <table:table-row table:style-name="ro9">
          <table:table-cell table:style-name="ce9" office:value-type="string">
            <text:p>En début de partie, chaque joueur choisit 15 cartes, qu'il dispose comme il l'entend en pyramide. La disposition se fait en commençant par la ligne du bas (5 cartes), puis celle au-dessus (4 cartes) et ainsi de suite jusqu'en haut.</text:p>
          </table:table-cell>
          <table:table-cell table:number-columns-repeated="255"/>
        </table:table-row>
        <table:table-row table:style-name="ro9">
          <table:table-cell table:style-name="ce9" office:value-type="string">
            <text:p>Le reste des cartes est mélangé, et constituera la réserve.</text:p>
          </table:table-cell>
          <table:table-cell table:number-columns-repeated="255"/>
        </table:table-row>
        <table:table-row table:style-name="ro9">
          <table:table-cell table:style-name="ce8" office:value-type="string">
            <text:p>Déroulement d'un match</text:p>
          </table:table-cell>
          <table:table-cell table:style-name="Default" table:number-columns-repeated="25"/>
          <table:table-cell table:number-columns-repeated="230"/>
        </table:table-row>
        <table:table-row table:style-name="ro9">
          <table:table-cell table:style-name="ce9" office:value-type="string">
            <text:p>Lors du premier round, Un joueur est désigné comme attaquant et l'autre comme défenseur.</text:p>
          </table:table-cell>
          <table:table-cell table:number-columns-repeated="255"/>
        </table:table-row>
        <table:table-row table:style-name="ro9">
          <table:table-cell table:style-name="ce9" office:value-type="string">
            <text:p>Lors d'un round, le joueur attaquant choisit l'une de ses cartes disponibles (c'est-à-dire, non bloquée par l'un de ses deux parents), et l'avance sans la montrer. Néanmoins, il doit annoncer (sauf effet de cartes spécial en cours) la couleur de celle-ci.</text:p>
          </table:table-cell>
          <table:table-cell table:number-columns-repeated="255"/>
        </table:table-row>
        <table:table-row table:style-name="ro9">
          <table:table-cell table:style-name="ce9" office:value-type="string">
            <text:p>Ensuite le défenseur avance l'une de ses cartes disponible et les deux joueurs révèlent leur choix.</text:p>
          </table:table-cell>
          <table:table-cell table:number-columns-repeated="255"/>
        </table:table-row>
        <table:table-row table:style-name="ro3">
          <table:table-cell table:style-name="ce9" office:value-type="string">
            <text:p>Avant de résoudre le combat, on applique les effets des skills éventuellement présentes sur les cartes, en commençant par l'attaquant.</text:p>
          </table:table-cell>
          <table:table-cell table:number-columns-repeated="255"/>
        </table:table-row>
        <table:table-row table:style-name="ro3">
          <table:table-cell table:style-name="ce9" office:value-type="string">
            <text:p>Puis, l'attaquant additionne sa valeur d'attaque avec la moitié de sa valeur de défense pour déterminer sa valeur de combat. Le défenseur additionne sa valeur de défense avec la moitié de sa valeur d'attaque. Attention : l'effet des skills peut fortement influencer le calcul de la valeur de combat (cf. skills).</text:p>
          </table:table-cell>
          <table:table-cell table:number-columns-repeated="255"/>
        </table:table-row>
        <table:table-row table:style-name="ro3">
          <table:table-cell table:style-name="ce9" office:value-type="string">
            <text:p>Une fois, l'effet des skills pris en compte et les valeurs de combat calculées, celui qui a la meilleure valeur remporte le duel. Sa propre carte est défaussée, et celle du perdant est faite prisonnière. En cas d'égalité, chaque joueur défausse sa carte.</text:p>
          </table:table-cell>
          <table:table-cell table:number-columns-repeated="255"/>
        </table:table-row>
        <table:table-row table:style-name="ro9">
          <table:table-cell table:style-name="ce9" office:value-type="string">
            <text:p>Le vainqueur de ce round devient (ou reste) l'attaquant, et on passe au round suivant. Le fait d'avoir joué une carte a probablement libéré une nouvelle carte).</text:p>
          </table:table-cell>
          <table:table-cell table:number-columns-repeated="255"/>
        </table:table-row>
        <table:table-row table:style-name="ro9">
          <table:table-cell table:style-name="ce9" office:value-type="string">
            <text:p>On passe au round suivant, et on recommence les étapes de résolution du round.</text:p>
          </table:table-cell>
          <table:table-cell table:number-columns-repeated="255"/>
        </table:table-row>
        <table:table-row table:style-name="ro9">
          <table:table-cell table:style-name="ce9" office:value-type="string">
            <text:p>La partie se joue donc en une succession de rounds, jusqu'à ce que toutes les cartes de la pyramide aient été jouées. Cela équivaudra la plupart du temps à 15 rounds, sauf si certaines cartes déclenchent des affrontements mettant en scène d'autres cartes de la pyramide.</text:p>
          </table:table-cell>
          <table:table-cell table:number-columns-repeated="255"/>
        </table:table-row>
        <table:table-row table:style-name="ro9" table:number-rows-repeated="989">
          <table:table-cell table:number-columns-repeated="256"/>
        </table:table-row>
        <table:table-row table:style-name="ro9">
          <table:table-cell table:number-columns-repeated="256"/>
        </table:table-row>
      </table:table>
      <table:table table:name="Sheet3" table:style-name="ta3" table:print="false">
        <table:table-column table:style-name="co6" table:number-columns-repeated="10" table:default-cell-style-name="ce30"/>
        <table:table-column table:style-name="co7" table:number-columns-repeated="16" table:default-cell-style-name="ce30"/>
        <table:table-column table:style-name="co13" table:number-columns-repeated="230" table:default-cell-style-name="Default"/>
        <table:table-row table:style-name="ro2" table:number-rows-repeated="999">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text> </number:text>
      <number:currency-symbol>$</number:currency-symbol>
      <number:text> </number:text>
      <number:number number:decimal-places="0" number:min-integer-digits="1" number:grouping="true"/>
      <number:text> </number:text>
    </number:currency-style>
    <number:currency-style style:name="N109P1" style:volatile="true">
      <number:text> </number:text>
      <number:currency-symbol>$</number:currency-symbol>
      <number:text> (</number:text>
      <number:number number:decimal-places="0" number:min-integer-digits="1" number:grouping="true"/>
      <number:text>)</number:text>
    </number:currency-style>
    <number:currency-style style:name="N109P2" style:volatile="true">
      <number:text> </number:text>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text> </number:text>
      <number:currency-symbol>$</number:currency-symbol>
      <number:text> </number:text>
      <number:number number:decimal-places="2" number:min-integer-digits="1" number:grouping="true"/>
      <number:text> </number:text>
    </number:currency-style>
    <number:currency-style style:name="N116P1" style:volatile="true">
      <number:text> </number:text>
      <number:currency-symbol>$</number:currency-symbol>
      <number:text> (</number:text>
      <number:number number:decimal-places="2" number:min-integer-digits="1" number:grouping="true"/>
      <number:text>)</number:text>
    </number:currency-style>
    <number:currency-style style:name="N116P2" style:volatile="true">
      <number:text> </number:text>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0P0" style:volatile="true">
      <number:number number:decimal-places="2" number:min-integer-digits="1" number:grouping="true"/>
      <number:text> </number:text>
      <number:currency-symbol number:language="fr" number:country="FR">€</number:currency-symbol>
    </number:currency-style>
    <number:currency-style style:name="N12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0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1">21/09/2016</text:date>, <text:time>11:02:07</text:time></text:p>
        </style:region-right>
      </style:header>
      <style:header-left style:display="false"/>
      <style:footer>
        <text:p>Page <text:page-number>1</text:page-number> / <text:page-count>99</text:page-count></text:p>
      </style:footer>
      <style:footer-left style:display="false"/>
    </style:master-page>
    <style:master-page style:name="PageStyle_5f_Skills" style:display-name="PageStyle_Skills" style:page-layout-name="Mpm3">
      <style:header style:display="false"/>
      <style:header-left style:display="false"/>
      <style:footer style:display="false"/>
      <style:footer-left style:display="false"/>
    </style:master-page>
    <style:master-page style:name="PageStyle_5f_Rules" style:display-name="PageStyle_Rules"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1T11:02:07.71</dc:date>
    <meta:editing-duration>PT20S</meta:editing-duration>
    <meta:editing-cycles>1</meta:editing-cycles>
    <meta:document-statistic meta:table-count="3" meta:cell-count="72" meta:object-count="0"/>
    <meta:generator>OpenOffice/4.1.2$Win32 OpenOffice.org_project/412m3$Build-9782</meta:generator>
  </office:meta>
</office:document-meta>
</file>